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ourier New" svg:font-family="'Courier New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Regular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3" style:family="paragraph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P4" style:family="paragraph">
      <style:text-properties style:font-name="Source Sans Pro Semibold1" fo:font-size="18pt" style:font-size-asian="18pt" style:font-size-complex="18pt"/>
    </style:style>
    <style:style style:name="T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use-window-font-color="true" style:font-name="Source Sans Pro Semibold1" fo:font-size="24pt" style:font-size-asian="24pt" style:font-size-complex="24pt"/>
    </style:style>
    <style:style style:name="T4" style:family="text">
      <style:text-properties style:font-name="Source Sans Pro Semibold1" fo:font-size="24pt" style:font-size-asian="24pt" style:font-size-complex="24pt"/>
    </style:style>
    <style:style style:name="T5" style:family="text">
      <style:text-properties style:use-window-font-color="true" style:font-name="Source Sans Pro Semibold1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style:font-name="Source Sans Pro Semibold1" fo:font-size="22pt" style:font-size-asian="22pt" style:font-size-complex="22pt"/>
    </style:style>
    <style:style style:name="T7" style:family="text">
      <style:text-properties style:font-name="Source Sans Pro Semibold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8.337cm" presentation:class="title" presentation:user-transformed="true">
          <draw:text-box>
            <text:p>XM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2" draw:layer="layout" svg:width="26cm" svg:height="2.663cm" svg:x="1cm" svg:y="0.837cm" presentation:class="title" presentation:user-transformed="true">
          <draw:text-box>
            <text:p text:style-name="P2"><text:span text:style-name="T1">Cos’è XML?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/></text:p>
                <text:p><text:span text:style-name="T2"/></text:p>
                <text:p><text:span text:style-name="T2"><text:s/></text:span><text:span text:style-name="T3">In </text:span><text:span text:style-name="T4">in</text:span><text:span text:style-name="T3">formatica, </text:span><text:span text:style-name="T5">XML</text:span><text:span text:style-name="T3"> (sigla di </text:span><text:span text:style-name="T5">eXtensible Markup Language</text:span><text:span text:style-name="T3">) è un metalinguaggio per la definizione di linguaggi di markup, ovvero un linguaggio marcatore basato su un meccanismo sintattico che consente di definire e controllare il significato degli elementi contenuti in un documento o in un testo</text:span><text:span text:style-name="T6">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3" draw:layer="layout" svg:width="26cm" svg:height="2.663cm" svg:x="1cm" svg:y="0.837cm" presentation:class="title" presentation:user-transformed="true">
          <draw:text-box>
            <text:p text:style-name="P3"><text:span text:style-name="T1">Storia</text:span>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7">Il World Wide Web Consortium (W3C), in seguito alla guerra dei browser (ovvero la situazione verificatasi negli anni novanta nella quale Microsoft e Netscape introducevano, con ogni nuova versione del proprio browser, un'estensione proprietaria all'HTML ufficiale), fu costretto a seguire le individuali estensioni al linguaggio HTML. </text:span></text:p>
              </text:list-item>
              <text:list-item>
                <text:p text:style-name="P4"><text:span text:style-name="T7">W3C doveva scegliere cosa standardizzare e quali lasciare fuori dalle specifiche ufficiali HTML , concedendo anche di avere una libertà nella definizione dei tag.</text:span></text:p>
              </text:list-item>
              <text:list-item>
                <text:p text:style-name="P4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ourier New" svg:font-family="'Courier New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Regular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ero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6:33:20.344000000</meta:creation-date>
    <meta:editing-duration>PT3M40S</meta:editing-duration>
    <meta:editing-cycles>3</meta:editing-cycles>
    <meta:generator>LibreOffice/5.4.3.2$Windows_X86_64 LibreOffice_project/92a7159f7e4af62137622921e809f8546db437e5</meta:generator>
    <dc:date>2018-01-11T17:18:02.017000000</dc:date>
    <meta:document-statistic meta:object-count="5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